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4.208cm" fo:min-width="0.2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848cm" fo:min-width="0.81cm"/>
    </style:style>
    <style:style style:name="gr4" style:family="graphic" style:parent-style-name="standard">
      <style:graphic-properties draw:stroke="none" draw:fill="solid" draw:fill-color="#ffffff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246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.491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0.088cm" fo:min-width="1.27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136cm" fo:min-width="1.474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.088cm" fo:min-width="0.67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088cm" fo:min-width="0.67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07cm" fo:min-width="0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1.405cm" fo:min-width="0.277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84cm" fo:min-width="0.277cm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323cm" fo:min-width="0.073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0.506cm" fo:min-width="2.657cm"/>
    </style:style>
    <style:style style:name="gr21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501cm" fo:min-width="0cm"/>
    </style:style>
    <style:style style:name="gr22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99cm" fo:min-width="0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ff" draw:textarea-vertical-align="middl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202cm" fo:min-width="1.199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85cm" fo:min-width="0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83cm" fo:min-width="0cm"/>
    </style:style>
    <style:style style:name="gr28" style:family="graphic" style:parent-style-name="objectwithoutfill">
      <style:graphic-properties svg:stroke-width="0.025cm" svg:stroke-color="#0099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draw:stroke="dash" draw:stroke-dash="dashed-2" svg:stroke-width="0.025cm" svg:stroke-color="#009900" draw:marker-start="Dimension_20_Line_20_Arrow" draw:marker-start-width="0.152cm" draw:marker-end="Dimension_20_Line_20_Arrow" draw:marker-end-width="0.15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solid" draw:fill-color="#cc9966" draw:textarea-horizontal-align="justify" draw:textarea-vertical-align="middle" draw:auto-grow-height="false" fo:min-height="0.092cm" fo:min-width="4.839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solid" draw:fill-color="#cc9966" draw:textarea-horizontal-align="justify" draw:textarea-vertical-align="middle" draw:auto-grow-height="false" fo:min-height="4.655cm" fo:min-width="4.839cm" fo:padding-top="0.15cm" fo:padding-bottom="0.15cm" fo:padding-left="0.275cm" fo:padding-right="0.275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.25cm" fo:padding-top="0.137cm" fo:padding-bottom="0.137cm" fo:padding-left="0.262cm" fo:padding-right="0.262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85cm" fo:min-width="0.276cm" fo:padding-top="0.15cm" fo:padding-bottom="0.15cm" fo:padding-left="0.275cm" fo:padding-right="0.275cm"/>
    </style:style>
    <style:style style:name="gr36" style:family="graphic" style:parent-style-name="standard">
      <style:graphic-properties draw:textarea-horizontal-align="justify" draw:textarea-vertical-align="middle" draw:auto-grow-height="false" fo:min-height="0.055cm" fo:min-width="2.124cm"/>
    </style:style>
    <style:style style:name="gr37" style:family="graphic" style:parent-style-name="standard">
      <style:graphic-properties draw:textarea-horizontal-align="justify" draw:textarea-vertical-align="middle" draw:auto-grow-height="false" fo:min-height="0.055cm" fo:min-width="3.527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63cm" fo:min-width="0.276cm" fo:padding-top="0.15cm" fo:padding-bottom="0.15cm" fo:padding-left="0.275cm" fo:padding-right="0.275cm"/>
    </style:style>
    <style:style style:name="gr39" style:family="graphic" style:parent-style-name="standard">
      <style:graphic-properties draw:textarea-horizontal-align="justify" draw:textarea-vertical-align="middle" draw:auto-grow-height="false" fo:min-height="0.055cm" fo:min-width="1.822cm"/>
    </style:style>
    <style:style style:name="gr40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2cm" fo:min-width="0cm"/>
    </style:style>
    <style:style style:name="gr42" style:family="graphic" style:parent-style-name="standard">
      <style:graphic-properties draw:stroke="none" svg:stroke-color="#000000" draw:fill="none" draw:fill-color="#ffffff" fo:min-height="0.515cm"/>
      <style:paragraph-properties style:writing-mode="lr-tb"/>
    </style:style>
    <style:style style:name="gr43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5.7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cc9966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293cm" svg:height="8.294cm" draw:transform="rotate (-0.0822050077689325) translate (6.659cm 5.23cm)" draw:kind="cut" draw:start-angle="85.45" draw:end-angle="236.21">
            <text:p/>
          </draw:ellipse>
          <draw:custom-shape draw:style-name="gr2" draw:text-style-name="P1" draw:layer="layout" svg:width="0.72cm" svg:height="4.458cm" svg:x="7.794cm" svg:y="5.5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31cm" svg:height="5.098cm" svg:x="6.768cm" svg:y="7.75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2" draw:layer="layout" svg:width="3.293cm" svg:height="8.292cm" draw:transform="rotate (-0.0747000919853573) translate (7.343cm 7.816cm)" draw:kind="cut" draw:start-angle="85.45" draw:end-angle="236.22">
            <text:p/>
          </draw:ellipse>
          <draw:custom-shape draw:style-name="gr5" draw:text-style-name="P2" draw:layer="layout" svg:width="0.746cm" svg:height="0.169cm" svg:x="7.778cm" svg:y="5.3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42cm" svg:height="0.187cm" svg:x="6.762cm" svg:y="1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" draw:layer="layout" svg:width="1.041cm" svg:height="0.154cm" svg:x="12.46cm" svg:y="7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0.505cm" svg:height="0.179cm" svg:x="12.718cm" svg:y="7.6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477cm" svg:height="0.164cm" svg:x="12.732cm" svg:y="7.59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1.77cm" svg:height="0.338cm" svg:x="11.758cm" svg:y="7.1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974cm" svg:height="0.386cm" draw:transform="rotate (1.5707963267949) translate (11.704cm 7.8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17cm" svg:height="0.338cm" svg:x="10.926cm" svg:y="5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178cm" svg:height="0.338cm" svg:x="10.913cm" svg:y="7.61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5cm" svg:height="0.756cm" draw:transform="rotate (0.351858377202057) translate (11.831cm 7.53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" draw:layer="layout" svg:width="0.827cm" svg:height="1.705cm" svg:x="10.858cm" svg:y="5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3" draw:layer="layout" svg:width="0.827cm" svg:height="1.284cm" svg:x="12.567cm" svg:y="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" draw:layer="layout" svg:width="0.227cm" svg:height="0.227cm" svg:x="11.007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309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309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007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10.865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827cm" svg:height="1.705cm" svg:x="7.759cm" svg:y="5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" draw:layer="layout" svg:width="0.227cm" svg:height="0.227cm" svg:x="7.908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8.21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8.21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7.908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7.766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ircle draw:style-name="gr19" draw:text-style-name="P5" draw:layer="layout" svg:width="0.756cm" svg:height="0.756cm" svg:x="7.697cm" svg:y="5.969cm" draw:kind="cut" draw:start-angle="90" draw:end-angle="271.11">
            <text:p/>
          </draw:circle>
          <draw:circle draw:style-name="gr19" draw:text-style-name="P5" draw:layer="layout" svg:width="0.756cm" svg:height="0.756cm" svg:x="10.884cm" svg:y="5.968cm" draw:kind="cut" draw:start-angle="268.94" draw:end-angle="90">
            <text:p/>
          </draw:circle>
          <draw:custom-shape draw:style-name="gr20" draw:text-style-name="P5" draw:layer="layout" svg:width="3.157cm" svg:height="0.756cm" svg:x="8.085cm" svg:y="5.96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0.056cm" svg:height="0.751cm" svg:x="11.228cm" svg:y="5.97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056cm" svg:height="0.749cm" svg:x="8.059cm" svg:y="5.973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4" draw:layer="layout" svg:width="0.123cm" svg:height="0.123cm" svg:x="8.111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8.111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8.366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7.858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8.054cm" svg:y="6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208cm" svg:y="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208cm" svg:y="6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463cm" svg:y="6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0.955cm" svg:y="6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11.151cm" svg:y="6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4" draw:text-style-name="P2" draw:layer="layout" svg:width="0.452cm" svg:height="0.452cm" draw:transform="rotate (-3.14159265358979) translate (10.811cm 6.556cm)" draw:kind="cut" draw:start-angle="90" draw:end-angle="270">
          <text:p/>
        </draw:circle>
        <draw:circle draw:style-name="gr24" draw:text-style-name="P2" draw:layer="layout" svg:width="0.452cm" svg:height="0.452cm" draw:transform="rotate (-3.14159265358979) translate (9.111cm 6.556cm)" draw:kind="cut" draw:start-angle="270" draw:end-angle="90">
          <text:p/>
        </draw:circle>
        <draw:custom-shape draw:style-name="gr25" draw:text-style-name="P2" draw:layer="layout" svg:width="1.699cm" svg:height="0.452cm" svg:x="8.886cm" svg:y="6.1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101cm" svg:height="0.435cm" svg:x="10.515cm" svg:y="6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101cm" svg:height="0.433cm" svg:x="8.868cm" svg:y="6.11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269cm" svg:y1="4.307cm" svg:x2="11.269cm" svg:y2="6.357cm">
          <text:p/>
        </draw:line>
        <draw:line draw:style-name="gr28" draw:text-style-name="P7" draw:layer="layout" svg:x1="8.172cm" svg:y1="4.307cm" svg:x2="8.172cm" svg:y2="6.357cm">
          <text:p/>
        </draw:line>
        <draw:line draw:style-name="gr28" draw:text-style-name="P7" draw:layer="layout" svg:x1="12.974cm" svg:y1="4.307cm" svg:x2="12.974cm" svg:y2="7.637cm">
          <text:p/>
        </draw:line>
        <draw:line draw:style-name="gr28" draw:text-style-name="P7" draw:layer="layout" svg:x1="8.149cm" svg:y1="6.353cm" svg:x2="6.145cm" svg:y2="5.764cm">
          <text:p/>
        </draw:line>
        <draw:line draw:style-name="gr28" draw:text-style-name="P7" draw:layer="layout" svg:x1="6.91cm" svg:y1="12.946cm" svg:x2="4.348cm" svg:y2="12.191cm">
          <text:p/>
        </draw:line>
        <draw:line draw:style-name="gr28" draw:text-style-name="P7" draw:layer="layout" svg:x1="11.28cm" svg:y1="6.359cm" svg:x2="14.086cm" svg:y2="6.359cm">
          <text:p/>
        </draw:line>
        <draw:line draw:style-name="gr28" draw:text-style-name="P7" draw:layer="layout" svg:x1="13.539cm" svg:y1="7.28cm" svg:x2="14.088cm" svg:y2="7.28cm">
          <text:p/>
        </draw:line>
        <draw:line draw:style-name="gr29" draw:text-style-name="P7" draw:layer="layout" svg:x1="8.179cm" svg:y1="4.052cm" svg:x2="11.264cm" svg:y2="4.052cm">
          <text:p/>
        </draw:line>
        <draw:line draw:style-name="gr29" draw:text-style-name="P7" draw:layer="layout" svg:x1="11.259cm" svg:y1="4.052cm" svg:x2="12.957cm" svg:y2="4.052cm">
          <text:p/>
        </draw:line>
        <draw:line draw:style-name="gr29" draw:text-style-name="P7" draw:layer="layout" svg:x1="4.154cm" svg:y1="12.136cm" svg:x2="6.017cm" svg:y2="5.713cm">
          <text:p/>
        </draw:line>
        <draw:frame draw:style-name="gr30" draw:text-style-name="P8" draw:layer="layout" svg:width="1.349cm" svg:height="0.725cm" svg:x="11.601cm" svg:y="3.399cm">
          <draw:text-box>
            <text:p><text:span text:style-name="T1">2.5</text:span></text:p>
          </draw:text-box>
        </draw:frame>
        <draw:frame draw:style-name="gr30" draw:text-style-name="P8" draw:layer="layout" svg:width="1.349cm" svg:height="0.725cm" svg:x="9.107cm" svg:y="3.399cm">
          <draw:text-box>
            <text:p><text:span text:style-name="T1">7.5</text:span></text:p>
          </draw:text-box>
        </draw:frame>
        <draw:frame draw:style-name="gr30" draw:text-style-name="P8" draw:layer="layout" svg:width="1.349cm" svg:height="0.725cm" draw:transform="rotate (1.29485977205459) translate (4.376cm 8.875cm)">
          <draw:text-box>
            <text:p><text:span text:style-name="T1">11.0</text:span></text:p>
          </draw:text-box>
        </draw:frame>
        <draw:frame draw:style-name="gr30" draw:text-style-name="P8" draw:layer="layout" svg:width="1.349cm" svg:height="0.725cm" svg:x="14.202cm" svg:y="6.436cm">
          <draw:text-box>
            <text:p><text:span text:style-name="T1">2.0</text:span></text:p>
          </draw:text-box>
        </draw:frame>
        <draw:line draw:style-name="gr29" draw:text-style-name="P7" draw:layer="layout" svg:x1="14.24cm" svg:y1="7.288cm" svg:x2="14.24cm" svg:y2="6.352cm">
          <text:p/>
        </draw:line>
        <draw:custom-shape draw:style-name="gr17" draw:text-style-name="P4" draw:layer="layout" svg:width="0.194cm" svg:height="0.139cm" svg:x="12.705cm" svg:y="8.0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94cm" svg:height="0.139cm" svg:x="13.059cm" svg:y="8.0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5.389cm" svg:height="0.392cm" svg:x="12.466cm" svg:y="8.2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2" draw:text-style-name="P9" draw:layer="layout" svg:width="5.389cm" svg:height="4.955cm" svg:x="12.466cm" svg:y="14.1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" draw:layer="layout" svg:width="0.827cm" svg:height="1.705cm" svg:x="12.54cm" svg:y="16.36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227cm" svg:height="0.227cm" svg:x="12.689cm" svg:y="18.0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991cm" svg:y="18.0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991cm" svg:y="16.1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689cm" svg:y="16.1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12.547cm" svg:y="17.2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89cm" svg:y="17.3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89cm" svg:y="17.8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3.145cm" svg:y="17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637cm" svg:y="17.55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12.833cm" svg:y="17.5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477cm" svg:y1="8.59cm" svg:x2="12.477cm" svg:y2="19.482cm">
          <text:p/>
        </draw:line>
        <draw:custom-shape draw:style-name="gr34" draw:text-style-name="P3" draw:layer="layout" svg:width="0.774cm" svg:height="0.154cm" svg:x="10.886cm" svg:y="18.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3" draw:layer="layout" svg:width="0.505cm" svg:height="0.179cm" svg:x="11.014cm" svg:y="18.13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3" draw:layer="layout" svg:width="0.477cm" svg:height="0.164cm" svg:x="11.028cm" svg:y="18.2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5" draw:text-style-name="P3" draw:layer="layout" svg:width="0.826cm" svg:height="1.285cm" svg:x="10.848cm" svg:y="16.8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011cm" svg:y="17.7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363cm" svg:y="17.786cm">
          <text:p/>
          <draw:enhanced-geometry svg:viewBox="0 0 21600 21600" draw:mirror-vertical="true" draw:type="rectangle" draw:enhanced-path="M 0 0 L 21600 0 21600 21600 0 21600 0 0 Z N"/>
        </draw:custom-shape>
        <draw:line draw:style-name="gr33" draw:text-style-name="P7" draw:layer="layout" svg:x1="11.284cm" svg:y1="6.335cm" svg:x2="11.284cm" svg:y2="18.328cm">
          <text:p/>
        </draw:line>
        <draw:custom-shape draw:style-name="gr36" draw:text-style-name="P1" draw:layer="layout" svg:width="2.624cm" svg:height="0.305cm" svg:x="10.904cm" svg:y="17.477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10.911cm" svg:y1="8.104cm" svg:x2="10.911cm" svg:y2="17.395cm">
          <text:p/>
        </draw:line>
        <draw:line draw:style-name="gr33" draw:text-style-name="P7" draw:layer="layout" svg:x1="11.683cm" svg:y1="6.395cm" svg:x2="11.683cm" svg:y2="16.712cm">
          <text:p/>
        </draw:line>
        <draw:custom-shape draw:style-name="gr37" draw:text-style-name="P1" draw:layer="layout" svg:width="4.027cm" svg:height="0.305cm" svg:x="7.689cm" svg:y="18.474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8.589cm" svg:y1="7.717cm" svg:x2="8.589cm" svg:y2="16.731cm">
          <text:p/>
        </draw:line>
        <draw:custom-shape draw:style-name="gr34" draw:text-style-name="P3" draw:layer="layout" svg:width="0.774cm" svg:height="0.154cm" svg:x="7.802cm" svg:y="18.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3" draw:layer="layout" svg:width="0.505cm" svg:height="0.179cm" svg:x="7.93cm" svg:y="18.13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3" draw:layer="layout" svg:width="0.477cm" svg:height="0.164cm" svg:x="7.944cm" svg:y="18.2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8" draw:text-style-name="P3" draw:layer="layout" svg:width="0.826cm" svg:height="1.263cm" svg:x="7.764cm" svg:y="16.85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7.927cm" svg:y="17.7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8.279cm" svg:y="17.7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1" draw:layer="layout" svg:width="2.322cm" svg:height="0.305cm" svg:x="6.29cm" svg:y="17.461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6.283cm" svg:y1="10.23cm" svg:x2="6.283cm" svg:y2="17.347cm">
          <text:p/>
        </draw:line>
        <draw:custom-shape draw:style-name="gr40" draw:text-style-name="P10" draw:layer="layout" svg:width="0.262cm" svg:height="0.251cm" svg:x="12.822cm" svg:y="17.5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1" draw:text-style-name="P2" draw:layer="layout" svg:width="0.365cm" svg:height="0.362cm" svg:x="12.794cm" svg:y="6.18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262cm" svg:height="0.251cm" svg:x="12.842cm" svg:y="6.2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2" draw:text-style-name="P11" draw:layer="layout" svg:width="1.789cm" svg:height="0.765cm" svg:x="13.642cm" svg:y="5.21cm">
          <draw:text-box>
            <text:p><text:span text:style-name="T2">(0,0,0)</text:span></text:p>
          </draw:text-box>
        </draw:frame>
        <draw:line draw:style-name="gr43" draw:text-style-name="P7" draw:layer="layout" svg:x1="13.096cm" svg:y1="6.248cm" svg:x2="13.786cm" svg:y2="5.674cm">
          <text:p/>
        </draw:line>
        <draw:frame draw:style-name="gr42" draw:text-style-name="P11" draw:layer="layout" svg:width="1.789cm" svg:height="0.765cm" svg:x="14.515cm" svg:y="19.427cm">
          <draw:text-box>
            <text:p><text:span text:style-name="T2">(0,0,0)</text:span></text:p>
          </draw:text-box>
        </draw:frame>
        <draw:line draw:style-name="gr43" draw:text-style-name="P7" draw:layer="layout" svg:x1="13.116cm" svg:y1="17.636cm" svg:x2="14.59cm" svg:y2="19.548cm">
          <text:p/>
        </draw:line>
        <draw:custom-shape draw:style-name="gr17" draw:text-style-name="P4" draw:layer="layout" svg:width="0.194cm" svg:height="0.139cm" svg:x="7.891cm" svg:y="18.7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8.308cm" svg:y="18.7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0.972cm" svg:y="18.7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389cm" svg:y="18.768cm">
          <text:p/>
          <draw:enhanced-geometry svg:viewBox="0 0 21600 21600" draw:mirror-vertical="true" draw:type="rectangle" draw:enhanced-path="M 0 0 L 21600 0 21600 21600 0 21600 0 0 Z N"/>
        </draw:custom-shape>
        <draw:frame draw:style-name="gr44" draw:text-style-name="P12" draw:layer="layout" svg:width="6.048cm" svg:height="0.962cm" svg:x="13.205cm" svg:y="2.95cm">
          <draw:text-box>
            <text:p text:style-name="P1"><text:span text:style-name="T3">View from front</text:span></text:p>
          </draw:text-box>
        </draw:frame>
        <draw:frame draw:style-name="gr44" draw:text-style-name="P12" draw:layer="layout" svg:width="5.679cm" svg:height="0.962cm" svg:x="13.301cm" svg:y="11.988cm">
          <draw:text-box>
            <text:p text:style-name="P1"><text:span text:style-name="T3">View from top</text:span></text:p>
          </draw:text-box>
        </draw:frame>
        <draw:frame draw:style-name="gr45" draw:text-style-name="P8" draw:layer="layout" svg:width="18.786cm" svg:height="6.005cm" svg:x="1.344cm" svg:y="20.291cm">
          <draw:text-box>
            <text:p><text:span text:style-name="T1">Coordinate System</text:span></text:p>
            <text:p><text:span text:style-name="T1"><text:s text:c="2"/></text:span><text:span text:style-name="T1">X starts at center of hip servo horn, and +x goes out sideways</text:span></text:p>
            <text:p><text:span text:style-name="T1"><text:s text:c="2"/></text:span><text:span text:style-name="T1">Y starts at center of knee servo horn, and +y goes above robot</text:span></text:p>
            <text:p><text:span text:style-name="T1"><text:s text:c="2"/></text:span><text:span text:style-name="T1">Z starts at center of hip zervo horn, and +z goes towards from of robot.</text:span></text:p>
            <text:p><text:span text:style-name="T1"/></text:p>
            <text:p><text:span text:style-name="T1">Angle directions</text:span></text:p>
            <text:p><text:span text:style-name="T1"><text:s text:c="3"/></text:span><text:span text:style-name="T1">Positive rotation of the hip moves the knee towards the front of the robot</text:span></text:p>
            <text:p><text:span text:style-name="T1"><text:s text:c="3"/></text:span><text:span text:style-name="T1">Positive rotation of the knee moves the ankle downward</text:span></text:p>
            <text:p><text:span text:style-name="T1"><text:s text:c="3"/></text:span><text:span text:style-name="T1">Positive rotation of the ankle moves the toe outward</text:span></text:p>
            <text:p><text:span text:style-name="T1"/></text:p>
            <text:p><text:span text:style-name="T1">Note: The robot is sort of bowlegged. When the ankle servo is vertical, the toe is offset by 3.2 cm</text:span></text:p>
          </draw:text-box>
        </draw:frame>
        <draw:frame draw:style-name="gr46" draw:text-style-name="P14" draw:layer="layout" svg:width="17.32cm" svg:height="1.673cm" svg:x="2.601cm" svg:y="1.481cm">
          <draw:text-box>
            <text:p text:style-name="P13"><text:span text:style-name="T4">Hexapod Geometry</text:span><text:span text:style-name="T5"> <text:s text:c="2"/></text:span><text:span text:style-name="T6">(not to scale, measurements in cm) <text:s text:c="21"/>Ver 2</text:span></text:p>
          </draw:text-box>
        </draw:frame>
        <draw:line draw:style-name="gr29" draw:text-style-name="P7" draw:layer="layout" svg:x1="6.909cm" svg:y1="13.12cm" svg:x2="8.177cm" svg:y2="13.129cm">
          <text:p/>
        </draw:line>
        <draw:frame draw:style-name="gr30" draw:text-style-name="P8" draw:layer="layout" svg:width="1.156cm" svg:height="0.725cm" svg:x="7.095cm" svg:y="13.116cm">
          <draw:text-box>
            <text:p><text:span text:style-name="T1">3.2</text:span></text:p>
          </draw:text-box>
        </draw:frame>
        <draw:line draw:style-name="gr33" draw:text-style-name="P7" draw:layer="layout" svg:x1="8.174cm" svg:y1="6.503cm" svg:x2="8.174cm" svg:y2="12.95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6T17:48:33.957000000</meta:creation-date>
    <dc:date>2021-06-07T12:50:36.797000000</dc:date>
    <meta:editing-duration>PT42M45S</meta:editing-duration>
    <meta:editing-cycles>8</meta:editing-cycles>
    <meta:generator>LibreOffice/7.1.3.2$Windows_X86_64 LibreOffice_project/47f78053abe362b9384784d31a6e56f8511eb1c1</meta:generator>
    <meta:document-statistic meta:object-count="118"/>
  </office:meta>
</office:document-meta>
</file>